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3A000000CB0EBD0CC1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statusbar/" manifest:media-type="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floater/" manifest:media-type=""/>
  <manifest:file-entry manifest:full-path="Object 17/Configurations2/popupmenu/" manifest:media-type=""/>
  <manifest:file-entry manifest:full-path="Object 17/Configurations2/progressbar/" manifest:media-type=""/>
  <manifest:file-entry manifest:full-path="Object 17/Configurations2/toolpanel/" manifest:media-type=""/>
  <manifest:file-entry manifest:full-path="Object 17/Configurations2/menubar/" manifest:media-type=""/>
  <manifest:file-entry manifest:full-path="Object 17/Configurations2/toolba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statusbar/" manifest:media-type="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floater/" manifest:media-type=""/>
  <manifest:file-entry manifest:full-path="Object 18/Configurations2/popupmenu/" manifest:media-type=""/>
  <manifest:file-entry manifest:full-path="Object 18/Configurations2/progressbar/" manifest:media-type=""/>
  <manifest:file-entry manifest:full-path="Object 18/Configurations2/toolpanel/" manifest:media-type=""/>
  <manifest:file-entry manifest:full-path="Object 18/Configurations2/menubar/" manifest:media-type=""/>
  <manifest:file-entry manifest:full-path="Object 18/Configurations2/toolba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statusbar/" manifest:media-type="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floater/" manifest:media-type=""/>
  <manifest:file-entry manifest:full-path="Object 19/Configurations2/popupmenu/" manifest:media-type=""/>
  <manifest:file-entry manifest:full-path="Object 19/Configurations2/progressbar/" manifest:media-type=""/>
  <manifest:file-entry manifest:full-path="Object 19/Configurations2/toolpanel/" manifest:media-type=""/>
  <manifest:file-entry manifest:full-path="Object 19/Configurations2/menubar/" manifest:media-type=""/>
  <manifest:file-entry manifest:full-path="Object 19/Configurations2/toolba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statusbar/" manifest:media-type=""/>
  <manifest:file-entry manifest:full-path="Object 20/Configurations2/accelerator/current.xml" manifest:media-type=""/>
  <manifest:file-entry manifest:full-path="Object 20/Configurations2/accelerator/" manifest:media-type=""/>
  <manifest:file-entry manifest:full-path="Object 20/Configurations2/floater/" manifest:media-type=""/>
  <manifest:file-entry manifest:full-path="Object 20/Configurations2/popupmenu/" manifest:media-type=""/>
  <manifest:file-entry manifest:full-path="Object 20/Configurations2/progressbar/" manifest:media-type=""/>
  <manifest:file-entry manifest:full-path="Object 20/Configurations2/toolpanel/" manifest:media-type=""/>
  <manifest:file-entry manifest:full-path="Object 20/Configurations2/menubar/" manifest:media-type=""/>
  <manifest:file-entry manifest:full-path="Object 20/Configurations2/toolbar/" manifest:media-type=""/>
  <manifest:file-entry manifest:full-path="Object 20/Configurations2/images/Bitmaps/" manifest:media-type=""/>
  <manifest:file-entry manifest:full-path="Object 20/Configurations2/images/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statusbar/" manifest:media-type=""/>
  <manifest:file-entry manifest:full-path="Object 21/Configurations2/accelerator/current.xml" manifest:media-type=""/>
  <manifest:file-entry manifest:full-path="Object 21/Configurations2/accelerator/" manifest:media-type=""/>
  <manifest:file-entry manifest:full-path="Object 21/Configurations2/floater/" manifest:media-type=""/>
  <manifest:file-entry manifest:full-path="Object 21/Configurations2/popupmenu/" manifest:media-type=""/>
  <manifest:file-entry manifest:full-path="Object 21/Configurations2/progressbar/" manifest:media-type=""/>
  <manifest:file-entry manifest:full-path="Object 21/Configurations2/toolpanel/" manifest:media-type=""/>
  <manifest:file-entry manifest:full-path="Object 21/Configurations2/menubar/" manifest:media-type=""/>
  <manifest:file-entry manifest:full-path="Object 21/Configurations2/toolbar/" manifest:media-type=""/>
  <manifest:file-entry manifest:full-path="Object 21/Configurations2/images/Bitmaps/" manifest:media-type=""/>
  <manifest:file-entry manifest:full-path="Object 21/Configurations2/images/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0.811cm" svg:height="3.61cm" svg:x="1.17cm" svg:y="0.831cm">
          <draw:image xlink:href="Pictures/200000020000023A000000CB0EBD0CC1.eps" xlink:type="simple" xlink:show="embed" xlink:actuate="onLoad">
            <text:p/>
          </draw:image>
          <draw:glue-point draw:id="4" svg:x="-4.001cm" svg:y="-1.177cm"/>
          <draw:glue-point draw:id="5" svg:x="1.889cm" svg:y="1.337cm"/>
          <draw:glue-point draw:id="6" svg:x="-4.089cm" svg:y="-1.49cm"/>
        </draw:frame>
        <draw:frame draw:style-name="gr2" draw:text-style-name="P2" draw:layer="layout" svg:width="1.2cm" svg:height="0.911cm" svg:x="0.189cm" svg:y="4.384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2" draw:text-style-name="P2" draw:layer="layout" svg:width="0.937cm" svg:height="0.911cm" svg:x="11.855cm" svg:y="4.327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3" draw:layer="layout" svg:width="0.493cm" svg:height="0.469cm" svg:x="7.032cm" svg:y="1.3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485cm" svg:height="0.469cm" svg:x="12.058cm" svg:y="1.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493cm" svg:height="0.469cm" svg:x="9.432cm" svg:y="4.77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485cm" svg:height="0.469cm" svg:x="3.141cm" svg:y="0.33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493cm" svg:height="0.469cm" svg:x="0.607cm" svg:y="3.4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493cm" svg:height="0.469cm" svg:x="5.633cm" svg:y="3.46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523cm" svg:height="0.529cm" svg:x="11.246cm" svg:y="2.56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722cm" svg:height="1.058cm" svg:x="7.409cm" svg:y="2.14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4" draw:text-style-name="P1" draw:layer="layout" svg:x1="8.215cm" svg:y1="2.213cm" svg:x2="8.215cm" svg:y2="3.046cm">
          <text:p/>
        </draw:line>
        <draw:frame draw:style-name="gr3" draw:layer="layout" svg:width="0.908cm" svg:height="0.974cm" svg:x="8.997cm" svg:y="2.29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4" draw:text-style-name="P1" draw:layer="layout" svg:x1="7.652cm" svg:y1="1.302cm" svg:x2="8.485cm" svg:y2="1.302cm">
          <text:p/>
        </draw:line>
        <draw:frame draw:style-name="gr3" draw:layer="layout" svg:width="0.679cm" svg:height="0.529cm" svg:x="7.731cm" svg:y="0.74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0.679cm" svg:height="0.529cm" svg:x="1.458cm" svg:y="4.07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0.672cm" svg:height="0.529cm" svg:x="11.398cm" svg:y="0.74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layer="layout" svg:width="0.679cm" svg:height="0.529cm" svg:x="8.884cm" svg:y="3.86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4" draw:text-style-name="P1" draw:layer="layout" svg:x1="1.219cm" svg:y1="4.023cm" svg:x2="2.052cm" svg:y2="4.023cm">
          <text:p/>
        </draw:line>
        <draw:line draw:style-name="gr4" draw:text-style-name="P1" draw:layer="layout" svg:x1="12.002cm" svg:y1="1.304cm" svg:x2="11.169cm" svg:y2="1.304cm">
          <text:p/>
        </draw:line>
        <draw:line draw:style-name="gr4" draw:text-style-name="P1" draw:layer="layout" svg:x1="9.548cm" svg:y1="3.872cm" svg:x2="9.548cm" svg:y2="4.482cm">
          <text:p/>
        </draw:line>
        <draw:frame draw:style-name="gr3" draw:layer="layout" svg:width="0.523cm" svg:height="0.529cm" svg:x="4.707cm" svg:y="2.24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0.696cm" svg:height="1.058cm" svg:x="1.042cm" svg:y="1.97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4" draw:text-style-name="P1" draw:layer="layout" svg:x1="1.853cm" svg:y1="2.903cm" svg:x2="1.853cm" svg:y2="2.07cm">
          <text:p/>
        </draw:line>
        <draw:frame draw:style-name="gr3" draw:layer="layout" svg:width="0.672cm" svg:height="0.529cm" svg:x="3.651cm" svg:y="0.937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4" draw:text-style-name="P1" draw:layer="layout" svg:x1="5.527cm" svg:y1="4.045cm" svg:x2="4.694cm" svg:y2="4.045cm">
          <text:p/>
        </draw:line>
        <draw:frame draw:style-name="gr3" draw:layer="layout" svg:width="0.679cm" svg:height="0.529cm" svg:x="4.898cm" svg:y="4.133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4" draw:text-style-name="P1" draw:layer="layout" svg:x1="3.628cm" svg:y1="1.531cm" svg:x2="3.628cm" svg:y2="0.912cm">
          <text:p/>
        </draw:line>
        <draw:frame draw:style-name="gr3" draw:layer="layout" svg:width="0.887cm" svg:height="0.974cm" svg:x="2.514cm" svg:y="2.032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xml:id="id3" draw:id="id3" draw:layer="layout" svg:width="0.891cm" svg:height="0.529cm" svg:x="6.88cm" svg:y="3.923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xml:id="id1" draw:id="id1" draw:layer="layout" svg:width="0.904cm" svg:height="0.529cm" svg:x="0.568cm" svg:y="0.539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onnector draw:style-name="gr4" draw:text-style-name="P1" draw:layer="layout" draw:type="curve" draw:line-skew="-0.263cm 1.095cm 1.953cm" svg:x1="1.472cm" svg:y1="0.803cm" svg:x2="2.155cm" svg:y2="2.099cm" draw:start-shape="id1" draw:start-glue-point="1" draw:end-shape="id2" draw:end-glue-point="6" svg:d="m1472 803c355 0 237 331 393 331s89 965 290 965">
          <text:p/>
        </draw:connector>
        <draw:connector draw:style-name="gr4" draw:text-style-name="P1" draw:layer="layout" draw:type="curve" draw:line-skew="-4.396cm -1.371cm" svg:x1="7.771cm" svg:y1="4.187cm" svg:x2="8.617cm" svg:y2="3.118cm" draw:start-shape="id3" draw:start-glue-point="1" draw:end-shape="id2" draw:end-glue-point="5" svg:d="m7771 4187c471 0 392-303 486-397s360 22 360-6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math xmlns="http://www.w3.org/1998/Math/MathML">
  <semantics>
    <mi>B</mi>
    <annotation encoding="StarMath 5.0">B</annotation>
  </semantics>
</math>
</file>

<file path=Object 10/content.xml><?xml version="1.0" encoding="utf-8"?>
<math xmlns="http://www.w3.org/1998/Math/MathML">
  <semantics>
    <msub>
      <mi>i</mi>
      <mi mathvariant="italic">BF</mi>
    </msub>
    <annotation encoding="StarMath 5.0">i_BF</annotation>
  </semantics>
</math>
</file>

<file path=Object 11/content.xml><?xml version="1.0" encoding="utf-8"?>
<math xmlns="http://www.w3.org/1998/Math/MathML">
  <semantics>
    <msub>
      <mi>i</mi>
      <mi mathvariant="italic">BR</mi>
    </msub>
    <annotation encoding="StarMath 5.0">i_BR</annotation>
  </semantics>
</math>
</file>

<file path=Object 12/content.xml><?xml version="1.0" encoding="utf-8"?>
<math xmlns="http://www.w3.org/1998/Math/MathML">
  <semantics>
    <msub>
      <mi>i</mi>
      <mi mathvariant="italic">CF</mi>
    </msub>
    <annotation encoding="StarMath 5.0">i_CF</annotation>
  </semantics>
</math>
</file>

<file path=Object 13/content.xml><?xml version="1.0" encoding="utf-8"?>
<math xmlns="http://www.w3.org/1998/Math/MathML">
  <semantics>
    <msub>
      <mi>i</mi>
      <mi mathvariant="italic">EF</mi>
    </msub>
    <annotation encoding="StarMath 5.0">i_EF</annotation>
  </semantics>
</math>
</file>

<file path=Object 15/content.xml><?xml version="1.0" encoding="utf-8"?>
<math xmlns="http://www.w3.org/1998/Math/MathML">
  <semantics>
    <msub>
      <mi>i</mi>
      <mi>R</mi>
    </msub>
    <annotation encoding="StarMath 5.0">i_R</annotation>
  </semantics>
</math>
</file>

<file path=Object 16/content.xml><?xml version="1.0" encoding="utf-8"?>
<math xmlns="http://www.w3.org/1998/Math/MathML">
  <semantics>
    <mfrac>
      <msub>
        <mi>i</mi>
        <mi>R</mi>
      </msub>
      <msub>
        <mo stretchy="false">β</mo>
        <mi>R</mi>
      </msub>
    </mfrac>
    <annotation encoding="StarMath 5.0">i_R over %beta_R</annotation>
  </semantics>
</math>
</file>

<file path=Object 17/content.xml><?xml version="1.0" encoding="utf-8"?>
<math xmlns="http://www.w3.org/1998/Math/MathML">
  <semantics>
    <msub>
      <mi>i</mi>
      <mi mathvariant="italic">CR</mi>
    </msub>
    <annotation encoding="StarMath 5.0">i_CR</annotation>
  </semantics>
</math>
</file>

<file path=Object 18/content.xml><?xml version="1.0" encoding="utf-8"?>
<math xmlns="http://www.w3.org/1998/Math/MathML">
  <semantics>
    <msub>
      <mi>i</mi>
      <mi mathvariant="italic">ER</mi>
    </msub>
    <annotation encoding="StarMath 5.0">i_ER</annotation>
  </semantics>
</math>
</file>

<file path=Object 19/content.xml><?xml version="1.0" encoding="utf-8"?>
<math xmlns="http://www.w3.org/1998/Math/MathML">
  <semantics>
    <mfenced open="(" close=")">
      <mfrac>
        <msub>
          <mi>I</mi>
          <mi>S</mi>
        </msub>
        <msub>
          <mo stretchy="false">β</mo>
          <mi>R</mi>
        </msub>
      </mfrac>
    </mfenced>
    <annotation encoding="StarMath 5.0">left (I_S over %beta_R right )</annotation>
  </semantics>
</math>
</file>

<file path=Object 2/content.xml><?xml version="1.0" encoding="utf-8"?>
<math xmlns="http://www.w3.org/1998/Math/MathML">
  <semantics>
    <mi>C</mi>
    <annotation encoding="StarMath 5.0">C</annotation>
  </semantics>
</math>
</file>

<file path=Object 20/content.xml><?xml version="1.0" encoding="utf-8"?>
<math xmlns="http://www.w3.org/1998/Math/MathML">
  <semantics>
    <msub>
      <mi>D</mi>
      <mi mathvariant="italic">BE</mi>
    </msub>
    <annotation encoding="StarMath 5.0">D_BE</annotation>
  </semantics>
</math>
</file>

<file path=Object 21/content.xml><?xml version="1.0" encoding="utf-8"?>
<math xmlns="http://www.w3.org/1998/Math/MathML">
  <semantics>
    <msub>
      <mi>D</mi>
      <mi mathvariant="italic">BC</mi>
    </msub>
    <annotation encoding="StarMath 5.0">D_BC</annotation>
  </semantics>
</math>
</file>

<file path=Object 3/content.xml><?xml version="1.0" encoding="utf-8"?>
<math xmlns="http://www.w3.org/1998/Math/MathML">
  <semantics>
    <mi>E</mi>
    <annotation encoding="StarMath 5.0">E</annotation>
  </semantics>
</math>
</file>

<file path=Object 4/content.xml><?xml version="1.0" encoding="utf-8"?>
<math xmlns="http://www.w3.org/1998/Math/MathML">
  <semantics>
    <mi>C</mi>
    <annotation encoding="StarMath 5.0">C</annotation>
  </semantics>
</math>
</file>

<file path=Object 5/content.xml><?xml version="1.0" encoding="utf-8"?>
<math xmlns="http://www.w3.org/1998/Math/MathML">
  <semantics>
    <mi>B</mi>
    <annotation encoding="StarMath 5.0">B</annotation>
  </semantics>
</math>
</file>

<file path=Object 6/content.xml><?xml version="1.0" encoding="utf-8"?>
<math xmlns="http://www.w3.org/1998/Math/MathML">
  <semantics>
    <mi>E</mi>
    <annotation encoding="StarMath 5.0">E</annotation>
  </semantics>
</math>
</file>

<file path=Object 7/content.xml><?xml version="1.0" encoding="utf-8"?>
<math xmlns="http://www.w3.org/1998/Math/MathML">
  <semantics>
    <msub>
      <mi>i</mi>
      <mi>F</mi>
    </msub>
    <annotation encoding="StarMath 5.0">i_F</annotation>
  </semantics>
</math>
</file>

<file path=Object 8/content.xml><?xml version="1.0" encoding="utf-8"?>
<math xmlns="http://www.w3.org/1998/Math/MathML">
  <semantics>
    <mfrac>
      <msub>
        <mi>i</mi>
        <mi>F</mi>
      </msub>
      <msub>
        <mo stretchy="false">β</mo>
        <mi>F</mi>
      </msub>
    </mfrac>
    <annotation encoding="StarMath 5.0">i_F over %beta_F</annotation>
  </semantics>
</math>
</file>

<file path=Object 9/content.xml><?xml version="1.0" encoding="utf-8"?>
<math xmlns="http://www.w3.org/1998/Math/MathML">
  <semantics>
    <mfenced open="(" close=")">
      <mfrac>
        <msub>
          <mi>I</mi>
          <mi>S</mi>
        </msub>
        <msub>
          <mo stretchy="false">β</mo>
          <mi>F</mi>
        </msub>
      </mfrac>
    </mfenced>
    <annotation encoding="StarMath 5.0">left (I_S over %beta_F right )</annotation>
  </semantics>
</math>
</file>